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officeooo:rsid="001b8c90" officeooo:paragraph-rsid="001b8c90" style:font-size-asian="15.75pt" style:font-size-complex="18pt"/>
    </style:style>
    <style:style style:name="P2" style:family="paragraph" style:parent-style-name="Standard" style:list-style-name="L1">
      <style:text-properties fo:font-size="18pt" officeooo:rsid="001b8c90" officeooo:paragraph-rsid="001b8c90" style:font-size-asian="15.75pt" style:font-size-complex="18pt"/>
    </style:style>
    <style:style style:name="P3" style:family="paragraph" style:parent-style-name="Heading_20_2">
      <style:paragraph-properties fo:text-align="center" style:justify-single-word="false"/>
      <style:text-properties fo:font-size="20pt" style:font-size-asian="20pt" style:font-size-complex="20pt"/>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Dictionary Methods</text:h>
      <text:list xml:id="list1147845535446861259" text:style-name="L1">
        <text:list-item>
          <text:p text:style-name="P2">This Programme “Dictionary Methods” is for sorting the dictionary data in the different format.</text:p>
        </text:list-item>
        <text:list-item>
          <text:p text:style-name="P2">In that it will sorting the data in key or value based.</text:p>
        </text:list-item>
        <text:list-item>
          <text:p text:style-name="P2">Basically it sorting the data in keywise (if key is string it arraange the data in alphabetic order OR if the key is integer it will arrange the data in number format).</text:p>
        </text:list-item>
        <text:list-item>
          <text:p text:style-name="P2">In That two methods is one for purchase ad second for sale.</text:p>
        </text:list-item>
      </text:list>
      <text:p text:style-name="P1">1. Purchase :-</text:p>
      <text:p text:style-name="P1"><text:tab/>in purchase it store the purchase data in <text:s/>month wise.</text:p>
      <text:p text:style-name="P1"><text:tab/>It it will perform the sorting data in different condition such</text:p>
      <text:p text:style-name="P1"><text:tab/>as alphabetic order,keywise,value base etc.</text:p>
      <text:p text:style-name="P1">2. Sale :-</text:p>
      <text:p text:style-name="P1"><text:tab/>in sale it store the sale data in <text:s/>month wise.</text:p>
      <text:p text:style-name="P1"><text:tab/>It it will perform the sorting data in different condition such</text:p>
      <text:p text:style-name="P1"><text:tab/>as alphabetic order,keywise,value base etc.</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8T18:19:36.261551497</meta:creation-date>
    <dc:date>2018-12-28T18:28:31.784289948</dc:date>
    <meta:editing-duration>PT8M56S</meta:editing-duration>
    <meta:editing-cycles>1</meta:editing-cycles>
    <meta:generator>LibreOffice/5.1.6.2$Linux_X86_64 LibreOffice_project/10m0$Build-2</meta:generator>
    <meta:document-statistic meta:table-count="0" meta:image-count="0" meta:object-count="0" meta:page-count="1" meta:paragraph-count="13" meta:word-count="134" meta:character-count="741" meta:non-whitespace-character-count="616"/>
  </office:meta>
</office:document-meta>
</file>